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alibri" fo:font-size="13pt" fo:font-style="normal" officeooo:rsid="000970fc" officeooo:paragraph-rsid="000970fc" fo:background-color="#ffffff" style:font-size-asian="13pt" style:font-style-asian="normal" style:font-size-complex="13pt" style:font-style-complex="normal"/>
    </style:style>
    <style:style style:name="P2" style:family="paragraph" style:parent-style-name="Standard">
      <style:text-properties fo:color="#000000" style:font-name="Calibri" fo:font-size="13pt" fo:font-style="normal" officeooo:rsid="000e20df" officeooo:paragraph-rsid="000e20df" fo:background-color="#ffffff" style:font-size-asian="13pt" style:font-style-asian="normal" style:font-size-complex="13pt" style:font-style-complex="normal"/>
    </style:style>
    <style:style style:name="P3" style:family="paragraph" style:parent-style-name="Standard">
      <style:text-properties fo:color="#000000" style:font-name="Calibri" fo:font-size="13pt" fo:font-style="normal" officeooo:rsid="0018d055" fo:background-color="#ffffff" style:font-name-asian="Times New Roman" style:font-size-asian="13pt" style:language-asian="en" style:country-asian="GB" style:font-style-asian="normal" style:font-name-complex="Times New Roman" style:font-size-complex="13pt" style:font-style-complex="normal"/>
    </style:style>
    <style:style style:name="P4" style:family="paragraph" style:parent-style-name="Standard">
      <style:text-properties style:font-name="Calibri" fo:font-size="13pt" fo:font-style="normal" fo:background-color="#ffffff" style:font-size-asian="13pt" style:font-style-asian="normal" style:font-size-complex="13pt" style:font-style-complex="normal"/>
    </style:style>
    <style:style style:name="P5" style:family="paragraph" style:parent-style-name="Standard">
      <style:text-properties style:font-name="Calibri" fo:font-size="13pt" fo:font-style="normal" officeooo:rsid="0008f269" officeooo:paragraph-rsid="0008f269" fo:background-color="#ffffff" style:font-size-asian="13pt" style:font-style-asian="normal" style:font-size-complex="13pt" style:font-style-complex="normal"/>
    </style:style>
    <style:style style:name="P6" style:family="paragraph" style:parent-style-name="Standard">
      <style:text-properties style:font-name="Calibri" fo:font-size="13pt" fo:font-style="normal" officeooo:paragraph-rsid="0008f269" fo:background-color="#ffffff" style:font-size-asian="13pt" style:font-style-asian="normal" style:font-size-complex="13pt" style:font-style-complex="normal"/>
    </style:style>
    <style:style style:name="P7" style:family="paragraph" style:parent-style-name="Standard">
      <style:text-properties style:font-name="Calibri" fo:font-size="13pt" fo:font-style="normal" officeooo:paragraph-rsid="000970fc" fo:background-color="#ffffff" style:font-size-asian="13pt" style:font-style-asian="normal" style:font-size-complex="13pt" style:font-style-complex="normal"/>
    </style:style>
    <style:style style:name="P8" style:family="paragraph" style:parent-style-name="Standard">
      <style:text-properties style:font-name="Calibri" fo:font-size="13pt" fo:font-style="normal" officeooo:rsid="000970fc" officeooo:paragraph-rsid="000970fc" fo:background-color="#ffffff" style:font-size-asian="13pt" style:font-style-asian="normal" style:font-size-complex="13pt" style:font-style-complex="normal"/>
    </style:style>
    <style:style style:name="P9" style:family="paragraph" style:parent-style-name="Standard">
      <style:text-properties style:font-name="Calibri" fo:font-size="13pt" fo:font-style="normal" officeooo:paragraph-rsid="000e20df" fo:background-color="#ffffff" style:font-size-asian="13pt" style:font-style-asian="normal" style:font-size-complex="13pt" style:font-style-complex="normal"/>
    </style:style>
    <style:style style:name="P10" style:family="paragraph" style:parent-style-name="Standard">
      <style:text-properties style:font-name="Calibri" fo:font-size="13pt" fo:font-style="normal" officeooo:paragraph-rsid="0020f726" fo:background-color="#ffffff" style:font-size-asian="13pt" style:font-style-asian="normal" style:font-size-complex="13pt" style:font-style-complex="normal"/>
    </style:style>
    <style:style style:name="P11" style:family="paragraph" style:parent-style-name="Standard">
      <style:text-properties style:font-name="Calibri" fo:font-size="13pt" fo:font-style="normal" fo:background-color="#ffff00" style:font-size-asian="13pt" style:font-style-asian="normal" style:font-size-complex="13pt" style:font-style-complex="normal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alibri" fo:font-size="13pt" fo:font-style="normal" fo:background-color="#ffffff" style:font-size-asian="13pt" style:font-style-asian="normal" style:font-size-complex="13pt" style:font-style-complex="normal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color="#000000" style:font-name="Calibri" fo:font-size="13pt" fo:font-style="normal" officeooo:rsid="0034e838" officeooo:paragraph-rsid="0034e838" fo:background-color="#ffffff" style:font-size-asian="13pt" style:font-style-asian="normal" style:font-size-complex="13pt" style:font-style-complex="normal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color="#000000" style:font-name="Calibri" fo:font-size="13pt" fo:font-style="normal" officeooo:rsid="00241a13" officeooo:paragraph-rsid="001f8c5e" fo:background-color="#ffffff" style:font-name-asian="Times New Roman" style:font-size-asian="13pt" style:language-asian="en" style:country-asian="GB" style:font-style-asian="normal" style:font-name-complex="Times New Roman" style:font-size-complex="13pt" style:font-style-complex="normal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color="#000000" style:font-name="Calibri" fo:font-size="13pt" fo:font-style="normal" officeooo:rsid="00241a13" officeooo:paragraph-rsid="002ac23b" fo:background-color="#ffffff" style:font-name-asian="Times New Roman" style:font-size-asian="13pt" style:language-asian="en" style:country-asian="GB" style:font-style-asian="normal" style:font-name-complex="Times New Roman" style:font-size-complex="13pt" style:font-style-complex="normal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alibri" fo:font-size="13pt" fo:font-style="normal" style:font-size-asian="13pt" style:font-style-asian="normal" style:font-size-complex="13pt" style:font-style-complex="normal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alibri" fo:font-size="13pt" fo:font-style="normal" fo:background-color="#ffffff" style:font-size-asian="13pt" style:font-style-asian="normal" style:font-size-complex="13pt" style:font-style-complex="normal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alibri" fo:font-size="13pt" fo:font-style="normal" officeooo:paragraph-rsid="00475d21" fo:background-color="#ffffff" style:font-size-asian="13pt" style:font-style-asian="normal" style:font-size-complex="13pt" style:font-style-complex="normal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font-name="Calibri" fo:font-size="13pt" fo:font-style="normal" officeooo:rsid="000e20df" officeooo:paragraph-rsid="000e426f" fo:background-color="#ffffff" style:font-size-asian="13pt" style:font-style-asian="normal" style:font-size-complex="13pt" style:font-style-complex="normal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Calibri" fo:font-size="13pt" fo:font-style="normal" officeooo:rsid="000e20df" officeooo:paragraph-rsid="0011f716" fo:background-color="#ffffff" style:font-size-asian="13pt" style:font-style-asian="normal" style:font-size-complex="13pt" style:font-style-complex="normal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Calibri" fo:font-size="13pt" fo:font-style="normal" officeooo:rsid="0012de04" officeooo:paragraph-rsid="0026ff2d" fo:background-color="#ffffff" style:font-size-asian="13pt" style:font-style-asian="normal" style:font-size-complex="13pt" style:font-style-complex="normal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Calibri" fo:font-size="13pt" fo:font-style="normal" officeooo:rsid="0012de04" officeooo:paragraph-rsid="0012de04" fo:background-color="#ffffff" style:font-size-asian="13pt" style:font-style-asian="normal" style:font-size-complex="13pt" style:font-style-complex="normal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font-name="Calibri" fo:font-size="13pt" fo:font-style="normal" officeooo:rsid="0012de04" officeooo:paragraph-rsid="002a60bd" fo:background-color="#ffffff" style:font-size-asian="13pt" style:font-style-asian="normal" style:font-size-complex="13pt" style:font-style-complex="normal"/>
    </style:style>
    <style:style style:name="P24" style:family="paragraph" style:parent-style-name="Standard">
      <style:paragraph-properties fo:margin-left="0in" fo:margin-right="0in" fo:text-indent="0in" style:auto-text-indent="false"/>
      <style:text-properties style:font-name="Calibri" fo:font-size="13pt" fo:font-style="normal" officeooo:paragraph-rsid="001f8c5e" fo:background-color="#ffffff" style:font-size-asian="13pt" style:font-style-asian="normal" style:font-size-complex="13pt" style:font-style-complex="normal"/>
    </style:style>
    <style:style style:name="P25" style:family="paragraph" style:parent-style-name="Standard">
      <style:paragraph-properties fo:margin-left="0in" fo:margin-right="0in" fo:text-indent="0in" style:auto-text-indent="false"/>
      <style:text-properties style:font-name="Calibri" fo:font-size="13pt" fo:font-style="normal" officeooo:paragraph-rsid="002ac23b" fo:background-color="#ffffff" style:font-size-asian="13pt" style:font-style-asian="normal" style:font-size-complex="13pt" style:font-style-complex="normal"/>
    </style:style>
    <style:style style:name="P26" style:family="paragraph" style:parent-style-name="Standard">
      <style:paragraph-properties fo:margin-left="0in" fo:margin-right="0in" fo:text-indent="0in" style:auto-text-indent="false"/>
      <style:text-properties style:font-name="Calibri" fo:font-size="13pt" fo:font-style="normal" officeooo:rsid="0025d984" officeooo:paragraph-rsid="002ac23b" fo:background-color="#ffffff" style:font-size-asian="13pt" style:font-style-asian="normal" style:font-size-complex="13pt" style:font-style-complex="normal"/>
    </style:style>
    <style:style style:name="P27" style:family="paragraph" style:parent-style-name="Standard">
      <style:paragraph-properties fo:margin-left="0in" fo:margin-right="0in" fo:text-indent="0in" style:auto-text-indent="false"/>
      <style:text-properties style:font-name="Calibri" fo:font-size="13pt" fo:font-style="normal" officeooo:rsid="0025d984" officeooo:paragraph-rsid="00300902" fo:background-color="#ffffff" style:font-size-asian="13pt" style:font-style-asian="normal" style:font-size-complex="13pt" style:font-style-complex="normal"/>
    </style:style>
    <style:style style:name="P28" style:family="paragraph" style:parent-style-name="Standard">
      <style:paragraph-properties fo:margin-left="0in" fo:margin-right="0in" fo:text-indent="0in" style:auto-text-indent="false"/>
      <style:text-properties style:font-name="Calibri" fo:font-size="13pt" fo:font-style="normal" officeooo:rsid="0025d984" officeooo:paragraph-rsid="0034e30f" fo:background-color="#ffffff" style:font-size-asian="13pt" style:font-style-asian="normal" style:font-size-complex="13pt" style:font-style-complex="normal"/>
    </style:style>
    <style:style style:name="P29" style:family="paragraph" style:parent-style-name="Standard">
      <style:paragraph-properties fo:margin-left="0in" fo:margin-right="0in" fo:text-indent="0in" style:auto-text-indent="false"/>
      <style:text-properties style:font-name="Calibri" fo:font-size="13pt" fo:font-style="normal" officeooo:rsid="00381c9f" officeooo:paragraph-rsid="00381c9f" fo:background-color="#ffffff" style:font-size-asian="13pt" style:font-style-asian="normal" style:font-size-complex="13pt" style:font-style-complex="normal"/>
    </style:style>
    <style:style style:name="P30" style:family="paragraph" style:parent-style-name="Standard">
      <style:paragraph-properties fo:margin-left="0in" fo:margin-right="0in" fo:text-indent="0in" style:auto-text-indent="false"/>
      <style:text-properties style:font-name="Calibri" fo:font-size="13pt" fo:font-style="normal" officeooo:rsid="003e4af6" officeooo:paragraph-rsid="003e4af6" fo:background-color="#ffffff" style:font-size-asian="13pt" style:font-style-asian="normal" style:font-size-complex="13pt" style:font-style-complex="normal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alibri" fo:font-size="13pt" fo:font-style="normal" fo:background-color="#ffff00" style:font-size-asian="13pt" style:font-style-asian="normal" style:font-size-complex="13pt" style:font-style-complex="normal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alibri" fo:font-size="13pt" fo:font-style="normal" style:font-size-asian="13pt" style:font-style-asian="normal" style:font-size-complex="13pt" style:font-style-complex="normal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9802b" style:font-name="Calibri" fo:font-size="13pt" fo:font-style="normal" fo:background-color="#ffffff" style:font-size-asian="13pt" style:font-style-asian="normal" style:font-size-complex="13pt" style:font-style-complex="normal"/>
    </style:style>
    <style:style style:name="P34" style:family="paragraph" style:parent-style-name="List_20_Paragraph">
      <style:paragraph-properties fo:margin-left="0in" fo:margin-right="0in" fo:text-indent="0in" style:auto-text-indent="false"/>
      <style:text-properties fo:color="#000000" style:font-name="Calibri" fo:font-size="13pt" fo:font-style="normal" officeooo:rsid="001f8c5e" officeooo:paragraph-rsid="001f8c5e" fo:background-color="#ffffff" style:font-name-asian="Times New Roman" style:font-size-asian="13pt" style:language-asian="en" style:country-asian="GB" style:font-style-asian="normal" style:font-name-complex="Times New Roman" style:font-size-complex="13pt" style:font-style-complex="normal"/>
    </style:style>
    <style:style style:name="P35" style:family="paragraph" style:parent-style-name="List_20_Paragraph">
      <style:paragraph-properties fo:margin-left="0in" fo:margin-right="0in" fo:text-indent="0in" style:auto-text-indent="false"/>
      <style:text-properties fo:color="#000000" style:font-name="Calibri" fo:font-size="13pt" fo:font-style="normal" officeooo:rsid="0025d984" officeooo:paragraph-rsid="00300902" fo:background-color="#ffffff" style:font-name-asian="Times New Roman" style:font-size-asian="13pt" style:language-asian="en" style:country-asian="GB" style:font-style-asian="normal" style:font-name-complex="Times New Roman" style:font-size-complex="13pt" style:font-style-complex="normal"/>
    </style:style>
    <style:style style:name="P36" style:family="paragraph" style:parent-style-name="List_20_Paragraph">
      <style:paragraph-properties fo:margin-left="0in" fo:margin-right="0in" fo:text-indent="0in" style:auto-text-indent="false"/>
      <style:text-properties fo:color="#000000" style:font-name="Calibri" fo:font-size="13pt" fo:font-style="normal" officeooo:rsid="0034e838" officeooo:paragraph-rsid="0034e30f" fo:background-color="#ffffff" style:font-name-asian="Times New Roman" style:font-size-asian="13pt" style:language-asian="en" style:country-asian="GB" style:font-style-asian="normal" style:font-name-complex="Times New Roman" style:font-size-complex="13pt" style:font-style-complex="normal"/>
    </style:style>
    <style:style style:name="P37" style:family="paragraph" style:parent-style-name="List_20_Paragraph">
      <style:paragraph-properties fo:margin-left="0in" fo:margin-right="0in" fo:text-indent="0in" style:auto-text-indent="false"/>
      <style:text-properties fo:color="#000000" style:font-name="Calibri" fo:font-size="13pt" fo:font-style="normal" officeooo:rsid="0034e838" officeooo:paragraph-rsid="0034e838" fo:background-color="#ffffff" style:font-name-asian="Times New Roman" style:font-size-asian="13pt" style:language-asian="en" style:country-asian="GB" style:font-style-asian="normal" style:font-name-complex="Times New Roman" style:font-size-complex="13pt" style:font-style-complex="normal"/>
    </style:style>
    <style:style style:name="P38" style:family="paragraph" style:parent-style-name="List_20_Paragraph">
      <style:paragraph-properties fo:margin-left="0in" fo:margin-right="0in" fo:text-indent="0in" style:auto-text-indent="false"/>
      <style:text-properties fo:color="#000000" style:font-name="Calibri" fo:font-size="13pt" fo:font-style="normal" officeooo:rsid="00381c9f" officeooo:paragraph-rsid="00381c9f" fo:background-color="#ffffff" style:font-name-asian="Times New Roman" style:font-size-asian="13pt" style:language-asian="en" style:country-asian="GB" style:font-style-asian="normal" style:font-name-complex="Times New Roman" style:font-size-complex="13pt" style:font-style-complex="normal"/>
    </style:style>
    <style:style style:name="P39" style:family="paragraph" style:parent-style-name="List_20_Paragraph">
      <style:paragraph-properties fo:margin-left="0in" fo:margin-right="0in" fo:text-indent="0in" style:auto-text-indent="false"/>
      <style:text-properties fo:color="#000000" style:font-name="Calibri" fo:font-size="13pt" fo:font-style="normal" officeooo:rsid="00386c2e" officeooo:paragraph-rsid="00386c2e" fo:background-color="#ffffff" style:font-name-asian="Times New Roman" style:font-size-asian="13pt" style:language-asian="en" style:country-asian="GB" style:font-style-asian="normal" style:font-name-complex="Times New Roman" style:font-size-complex="13pt" style:font-style-complex="normal"/>
    </style:style>
    <style:style style:name="P40" style:family="paragraph" style:parent-style-name="List_20_Paragraph">
      <style:paragraph-properties fo:margin-left="0in" fo:margin-right="0in" fo:text-indent="0in" style:auto-text-indent="false"/>
      <style:text-properties fo:color="#000000" style:font-name="Calibri" fo:font-size="13pt" fo:font-style="normal" officeooo:rsid="003e4af6" officeooo:paragraph-rsid="003e4af6" fo:background-color="#ffffff" style:font-name-asian="Times New Roman" style:font-size-asian="13pt" style:language-asian="en" style:country-asian="GB" style:font-style-asian="normal" style:font-name-complex="Times New Roman" style:font-size-complex="13pt" style:font-style-complex="normal"/>
    </style:style>
    <style:style style:name="P41" style:family="paragraph" style:parent-style-name="List_20_Paragraph">
      <style:paragraph-properties fo:margin-left="0in" fo:margin-right="0in" fo:text-indent="0in" style:auto-text-indent="false"/>
      <style:text-properties style:font-name="Calibri" fo:font-size="13pt" fo:font-style="normal" officeooo:rsid="000e20df" officeooo:paragraph-rsid="0011f716" fo:background-color="#ffffff" style:font-size-asian="13pt" style:font-style-asian="normal" style:font-size-complex="13pt" style:font-style-complex="normal"/>
    </style:style>
    <style:style style:name="P42" style:family="paragraph" style:parent-style-name="List_20_Paragraph">
      <style:paragraph-properties fo:margin-left="0in" fo:margin-right="0in" fo:text-indent="0in" style:auto-text-indent="false"/>
      <style:text-properties style:font-name="Calibri" fo:font-size="13pt" fo:font-style="normal" officeooo:paragraph-rsid="000e426f" fo:background-color="#ffffff" style:font-size-asian="13pt" style:font-style-asian="normal" style:font-size-complex="13pt" style:font-style-complex="normal"/>
    </style:style>
    <style:style style:name="P43" style:family="paragraph" style:parent-style-name="List_20_Paragraph">
      <style:paragraph-properties fo:margin-left="0in" fo:margin-right="0in" fo:text-indent="0in" style:auto-text-indent="false"/>
      <style:text-properties style:font-name="Calibri" fo:font-size="13pt" fo:font-style="normal" officeooo:paragraph-rsid="0011f716" fo:background-color="#ffffff" style:font-size-asian="13pt" style:font-style-asian="normal" style:font-size-complex="13pt" style:font-style-complex="normal"/>
    </style:style>
    <style:style style:name="P44" style:family="paragraph" style:parent-style-name="List_20_Paragraph">
      <style:paragraph-properties fo:margin-left="0in" fo:margin-right="0in" fo:text-indent="0in" style:auto-text-indent="false"/>
      <style:text-properties style:font-name="Calibri" fo:font-size="13pt" fo:font-style="normal" officeooo:paragraph-rsid="001f8c5e" fo:background-color="#ffffff" style:font-size-asian="13pt" style:font-style-asian="normal" style:font-size-complex="13pt" style:font-style-complex="normal"/>
    </style:style>
    <style:style style:name="P45" style:family="paragraph" style:parent-style-name="List_20_Paragraph">
      <style:paragraph-properties fo:margin-left="0in" fo:margin-right="0in" fo:text-indent="0in" style:auto-text-indent="false"/>
      <style:text-properties style:font-name="Calibri" fo:font-size="13pt" fo:font-style="normal" officeooo:rsid="0025d984" officeooo:paragraph-rsid="00300902" fo:background-color="#ffffff" style:font-size-asian="13pt" style:font-style-asian="normal" style:font-size-complex="13pt" style:font-style-complex="normal"/>
    </style:style>
    <style:style style:name="P46" style:family="paragraph" style:parent-style-name="List_20_Paragraph">
      <style:paragraph-properties fo:margin-left="0in" fo:margin-right="0in" fo:text-indent="0in" style:auto-text-indent="false"/>
      <style:text-properties style:font-name="Calibri" fo:font-size="13pt" fo:font-style="normal" officeooo:rsid="0025d984" officeooo:paragraph-rsid="0034e30f" fo:background-color="#ffffff" style:font-size-asian="13pt" style:font-style-asian="normal" style:font-size-complex="13pt" style:font-style-complex="normal"/>
    </style:style>
    <style:style style:name="P47" style:family="paragraph" style:parent-style-name="List_20_Paragraph">
      <style:paragraph-properties fo:margin-left="0in" fo:margin-right="0in" fo:text-indent="0in" style:auto-text-indent="false"/>
      <style:text-properties style:font-name="Calibri" fo:font-size="13pt" fo:font-style="normal" officeooo:paragraph-rsid="00300902" style:font-size-asian="13pt" style:font-style-asian="normal" style:font-size-complex="13pt" style:font-style-complex="normal"/>
    </style:style>
    <style:style style:name="P48" style:family="paragraph" style:parent-style-name="List_20_Paragraph">
      <style:paragraph-properties fo:margin-left="0in" fo:margin-right="0in" fo:text-indent="0in" style:auto-text-indent="false"/>
      <style:text-properties style:font-name="Calibri" fo:font-size="13pt" fo:font-style="normal" officeooo:paragraph-rsid="00381c9f" style:font-size-asian="13pt" style:font-style-asian="normal" style:font-size-complex="13pt" style:font-style-complex="normal"/>
    </style:style>
    <style:style style:name="P49" style:family="paragraph" style:parent-style-name="List_20_Paragraph">
      <style:paragraph-properties fo:margin-left="0in" fo:margin-right="0in" fo:text-indent="0in" style:auto-text-indent="false"/>
      <style:text-properties style:font-name="Calibri" fo:font-size="13pt" fo:font-style="normal" officeooo:paragraph-rsid="003e4af6" style:font-size-asian="13pt" style:font-style-asian="normal" style:font-size-complex="13pt" style:font-style-complex="normal"/>
    </style:style>
    <style:style style:name="P50" style:family="paragraph" style:parent-style-name="List_20_Paragraph" style:list-style-name="WWNum1">
      <style:paragraph-properties fo:margin-left="0in" fo:margin-right="0in" fo:text-indent="0in" style:auto-text-indent="false"/>
      <style:text-properties style:font-name="Calibri" fo:font-size="13pt" fo:font-style="normal" officeooo:rsid="000e426f" officeooo:paragraph-rsid="000e426f" fo:background-color="#ffffff" style:font-name-asian="Times New Roman" style:font-size-asian="13pt" style:language-asian="en" style:country-asian="GB" style:font-style-asian="normal" style:font-name-complex="Times New Roman" style:font-size-complex="13pt" style:font-style-complex="normal"/>
    </style:style>
    <style:style style:name="P51" style:family="paragraph" style:parent-style-name="List_20_Paragraph" style:list-style-name="WWNum1">
      <style:paragraph-properties fo:margin-left="0in" fo:margin-right="0in" fo:text-indent="0in" style:auto-text-indent="false"/>
      <style:text-properties style:font-name="Calibri" fo:font-size="13pt" fo:font-style="normal" officeooo:rsid="000e20df" officeooo:paragraph-rsid="000e426f" fo:background-color="#ffffff" style:font-size-asian="13pt" style:font-style-asian="normal" style:font-size-complex="13pt" style:font-style-complex="normal"/>
    </style:style>
    <style:style style:name="T1" style:family="text">
      <style:text-properties officeooo:rsid="0008f269"/>
    </style:style>
    <style:style style:name="T2" style:family="text">
      <style:text-properties fo:color="#000000"/>
    </style:style>
    <style:style style:name="T3" style:family="text">
      <style:text-properties fo:color="#000000" officeooo:rsid="000b1afb"/>
    </style:style>
    <style:style style:name="T4" style:family="text">
      <style:text-properties fo:color="#000000" style:text-underline-style="solid" style:text-underline-width="auto" style:text-underline-color="font-color"/>
    </style:style>
    <style:style style:name="T5" style:family="text">
      <style:text-properties fo:color="#000000" style:text-underline-style="solid" style:text-underline-width="auto" style:text-underline-color="font-color" style:font-name-asian="Times New Roman" style:language-asian="en" style:country-asian="GB" style:font-name-complex="Times New Roman"/>
    </style:style>
    <style:style style:name="T6" style:family="text">
      <style:text-properties fo:color="#000000" style:text-underline-style="solid" style:text-underline-width="auto" style:text-underline-color="font-color" fo:background-color="#ffff96" loext:char-shading-value="0" style:font-name-asian="Times New Roman" style:language-asian="en" style:country-asian="GB" style:font-name-complex="Times New Roman"/>
    </style:style>
    <style:style style:name="T7" style:family="text">
      <style:text-properties fo:color="#000000" officeooo:rsid="0025d984" fo:background-color="#ffffff" loext:char-shading-value="0" style:font-name-asian="Times New Roman" style:language-asian="en" style:country-asian="GB" style:font-name-complex="Times New Roman"/>
    </style:style>
    <style:style style:name="T8" style:family="text">
      <style:text-properties fo:color="#000000" officeooo:rsid="00381c9f" fo:background-color="#ffffff" loext:char-shading-value="0" style:font-name-asian="Times New Roman" style:language-asian="en" style:country-asian="GB" style:font-name-complex="Times New Roman"/>
    </style:style>
    <style:style style:name="T9" style:family="text">
      <style:text-properties fo:color="#000000" officeooo:rsid="003e4af6" fo:background-color="#ffffff" loext:char-shading-value="0" style:font-name-asian="Times New Roman" style:language-asian="en" style:country-asian="GB" style:font-name-complex="Times New Roman"/>
    </style:style>
    <style:style style:name="T10" style:family="text">
      <style:text-properties fo:color="#000000" style:font-name-asian="Times New Roman" style:language-asian="en" style:country-asian="GB" style:font-name-complex="Times New Roman"/>
    </style:style>
    <style:style style:name="T11" style:family="text">
      <style:text-properties fo:color="#000000" officeooo:rsid="000f80ea" style:font-name-asian="Times New Roman" style:language-asian="en" style:country-asian="GB" style:font-name-complex="Times New Roman"/>
    </style:style>
    <style:style style:name="T12" style:family="text">
      <style:text-properties fo:color="#000000" officeooo:rsid="002306c7" style:font-name-asian="Times New Roman" style:language-asian="en" style:country-asian="GB" style:font-name-complex="Times New Roman"/>
    </style:style>
    <style:style style:name="T13" style:family="text">
      <style:text-properties fo:color="#000000" officeooo:rsid="00241a13" style:font-name-asian="Times New Roman" style:language-asian="en" style:country-asian="GB" style:font-name-complex="Times New Roman"/>
    </style:style>
    <style:style style:name="T14" style:family="text">
      <style:text-properties fo:color="#000000" officeooo:rsid="00280679" style:font-name-asian="Times New Roman" style:language-asian="en" style:country-asian="GB" style:font-name-complex="Times New Roman"/>
    </style:style>
    <style:style style:name="T15" style:family="text">
      <style:text-properties fo:color="#000000" officeooo:rsid="002a60bd" style:font-name-asian="Times New Roman" style:language-asian="en" style:country-asian="GB" style:font-name-complex="Times New Roman"/>
    </style:style>
    <style:style style:name="T16" style:family="text">
      <style:text-properties fo:color="#000000" officeooo:rsid="0011f716" style:font-name-asian="Times New Roman" style:language-asian="en" style:country-asian="GB" style:font-name-complex="Times New Roman"/>
    </style:style>
    <style:style style:name="T17" style:family="text">
      <style:text-properties fo:color="#000000" officeooo:rsid="0018d055" style:font-name-asian="Times New Roman" style:language-asian="en" style:country-asian="GB" style:font-name-complex="Times New Roman"/>
    </style:style>
    <style:style style:name="T18" style:family="text">
      <style:text-properties fo:color="#000000" officeooo:rsid="001f8c5e" style:font-name-asian="Times New Roman" style:language-asian="en" style:country-asian="GB" style:font-name-complex="Times New Roman"/>
    </style:style>
    <style:style style:name="T19" style:family="text">
      <style:text-properties fo:color="#000000" officeooo:rsid="00300902" style:font-name-asian="Times New Roman" style:language-asian="en" style:country-asian="GB" style:font-name-complex="Times New Roman"/>
    </style:style>
    <style:style style:name="T20" style:family="text">
      <style:text-properties fo:color="#000000" officeooo:rsid="0034e838" style:font-name-asian="Times New Roman" style:language-asian="en" style:country-asian="GB" style:font-name-complex="Times New Roman"/>
    </style:style>
    <style:style style:name="T21" style:family="text">
      <style:text-properties fo:color="#000000" officeooo:rsid="00212212"/>
    </style:style>
    <style:style style:name="T22" style:family="text">
      <style:text-properties fo:color="#000000" officeooo:rsid="0020f726"/>
    </style:style>
    <style:style style:name="T23" style:family="text">
      <style:text-properties fo:color="#000000" officeooo:rsid="002a06af"/>
    </style:style>
    <style:style style:name="T24" style:family="text">
      <style:text-properties fo:color="#000000" officeooo:rsid="002a60bd"/>
    </style:style>
    <style:style style:name="T25" style:family="text">
      <style:text-properties fo:color="#000000" fo:font-weight="bold" style:font-weight-asian="bold"/>
    </style:style>
    <style:style style:name="T26" style:family="text">
      <style:text-properties fo:color="#000000" officeooo:rsid="0008f269"/>
    </style:style>
    <style:style style:name="T27" style:family="text">
      <style:text-properties fo:color="#000000" officeooo:rsid="000970fc"/>
    </style:style>
    <style:style style:name="T28" style:family="text">
      <style:text-properties fo:color="#000000" officeooo:rsid="000e20df"/>
    </style:style>
    <style:style style:name="T29" style:family="text">
      <style:text-properties fo:color="#000000" fo:background-color="#ffff96" loext:char-shading-value="0"/>
    </style:style>
    <style:style style:name="T30" style:family="text">
      <style:text-properties fo:color="#000000" fo:background-color="#ffff00" loext:char-shading-value="0"/>
    </style:style>
    <style:style style:name="T31" style:family="text">
      <style:text-properties fo:color="#000000" officeooo:rsid="00475d21"/>
    </style:style>
    <style:style style:name="T32" style:family="text">
      <style:text-properties fo:color="#c9802b"/>
    </style:style>
    <style:style style:name="T33" style:family="text">
      <style:text-properties fo:color="#c9802b" fo:background-color="#ffff00" loext:char-shading-value="0"/>
    </style:style>
    <style:style style:name="T34" style:family="text">
      <style:text-properties fo:color="#0000ff"/>
    </style:style>
    <style:style style:name="T35" style:family="text">
      <style:text-properties fo:color="#0000ff" style:font-name-asian="Times New Roman" style:language-asian="en" style:country-asian="GB" style:font-name-complex="Times New Roman"/>
    </style:style>
    <style:style style:name="T36" style:family="text">
      <style:text-properties fo:color="#0000ff" officeooo:rsid="000f80ea" style:font-name-asian="Times New Roman" style:language-asian="en" style:country-asian="GB" style:font-name-complex="Times New Roman"/>
    </style:style>
    <style:style style:name="T37" style:family="text">
      <style:text-properties fo:color="#0000ff" officeooo:rsid="00241a13" style:font-name-asian="Times New Roman" style:language-asian="en" style:country-asian="GB" style:font-name-complex="Times New Roman"/>
    </style:style>
    <style:style style:name="T38" style:family="text">
      <style:text-properties fo:color="#0000ff" fo:background-color="#ffff00" loext:char-shading-value="0"/>
    </style:style>
    <style:style style:name="T39" style:family="text">
      <style:text-properties fo:color="#800000"/>
    </style:style>
    <style:style style:name="T40" style:family="text">
      <style:text-properties fo:color="#800000" fo:background-color="#ffff00" loext:char-shading-value="0"/>
    </style:style>
    <style:style style:name="T41" style:family="text">
      <style:text-properties style:font-name-asian="Times New Roman" style:language-asian="en" style:country-asian="GB" style:font-name-complex="Times New Roman"/>
    </style:style>
    <style:style style:name="T42" style:family="text">
      <style:text-properties officeooo:rsid="000e426f" style:font-name-asian="Times New Roman" style:language-asian="en" style:country-asian="GB" style:font-name-complex="Times New Roman"/>
    </style:style>
    <style:style style:name="T43" style:family="text">
      <style:text-properties officeooo:rsid="000e20df" style:font-name-asian="Times New Roman" style:language-asian="en" style:country-asian="GB" style:font-name-complex="Times New Roman"/>
    </style:style>
    <style:style style:name="T44" style:family="text">
      <style:text-properties fo:font-style="italic" officeooo:rsid="00466b0b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>1.Write a Python Program to print the Following String in a Specific format ?</text:p>
      <text:p text:style-name="P5"><text:tab/><text:tab/><text:span text:style-name="T44">[Strong a String In Variable]</text:span></text:p>
      <text:p text:style-name="P6"><text:span text:style-name="T1"><text:tab/><text:tab/></text:span><text:span text:style-name="T2">my_string = </text:span><text:span text:style-name="T32">'Hello'</text:span></text:p>
      <text:p text:style-name="P6"><text:span text:style-name="T32"><text:tab/><text:tab/></text:span><text:span text:style-name="T31">[To Print the String]</text:span></text:p>
      <text:p text:style-name="P18"><text:span text:style-name="T34"><text:tab/><text:tab/>print</text:span><text:span text:style-name="T2">(my_string)</text:span></text:p>
      <text:p text:style-name="P17"><text:span text:style-name="T2"><text:tab/><text:tab/>my_string =</text:span><text:span text:style-name="T32">'''welcome to office</text:span></text:p>
      <text:p text:style-name="P33"><text:s text:c="16"/>cloud collab'''</text:p>
      <text:p text:style-name="P5"><text:span text:style-name="T34"><text:tab/><text:tab/>print</text:span><text:span text:style-name="T2">(my_string) </text:span></text:p>
      <text:p text:style-name="P6"><text:span text:style-name="T26"><text:tab/>O/P</text:span><text:span text:style-name="T3">--Hello</text:span></text:p>
      <text:p text:style-name="P12"><text:tab/><text:tab/>welcome to office</text:p>
      <text:p text:style-name="P12"><text:s text:c="13"/><text:tab/><text:tab/> <text:s text:c="2"/>cloud collab</text:p>
      <text:p text:style-name="P1">2. Write a python program to display the current date and time.</text:p>
      <text:p text:style-name="P7"><text:span text:style-name="T27"><text:tab/><text:tab/></text:span><text:span text:style-name="T34">import</text:span><text:span text:style-name="T2"> datetime</text:span></text:p>
      <text:p text:style-name="P12"><text:tab/><text:tab/>now = datetime.datetime.now()</text:p>
      <text:p text:style-name="P17"><text:span text:style-name="T34"><text:tab/><text:tab/>print</text:span><text:span text:style-name="T2"> (</text:span><text:span text:style-name="T32">"Current date and time : "</text:span><text:span text:style-name="T2">)</text:span></text:p>
      <text:p text:style-name="P8"><text:span text:style-name="T34"><text:tab/><text:tab/></text:span><text:span text:style-name="T38">print</text:span><text:span text:style-name="T30"> (now.strftime(</text:span><text:span text:style-name="T33">"%Y-%m-%d %H:%M:%S"</text:span><text:span text:style-name="T30">))</text:span></text:p>
      <text:p text:style-name="P9"><text:span text:style-name="T28"><text:tab/><text:tab/>o/p---</text:span><text:span text:style-name="T2">Current date and time : </text:span></text:p>
      <text:p text:style-name="P2"><text:tab/><text:tab/><text:tab/>2017-10-17 12:49:45</text:p>
      <text:list xml:id="list1451434724" text:style-name="WWNum1">
        <text:list-header>
          <text:p text:style-name="P50"/>
          <text:p text:style-name="P51"><text:span text:style-name="T42">3 .</text:span><text:span text:style-name="T41">Write a Python program which accepts the user's first and last name and print them in <text:s text:c="3"/><text:tab/>reverse order with a space between them.</text:span></text:p>
        </text:list-header>
      </text:list>
      <text:p text:style-name="P42"><text:span text:style-name="T43"><text:tab/><text:tab/></text:span><text:span text:style-name="T35">from</text:span><text:span text:style-name="T2"> test.test_anydbm </text:span><text:span text:style-name="T34">import</text:span><text:span text:style-name="T2"> </text:span><text:span text:style-name="T4">_fname</text:span></text:p>
      <text:p text:style-name="P17"><text:span text:style-name="T2"><text:tab/><text:tab/></text:span><text:span text:style-name="T30">_fname=(</text:span><text:span text:style-name="T33">'lokesh'</text:span><text:span text:style-name="T30">)</text:span></text:p>
      <text:p text:style-name="P31"><text:span text:style-name="T2"><text:tab/><text:tab/>_lname=(</text:span><text:span text:style-name="T32">'sai'</text:span><text:span text:style-name="T2">)</text:span></text:p>
      <text:p text:style-name="P19"><text:span text:style-name="T34"><text:tab/><text:tab/>print</text:span><text:span text:style-name="T2">(_lname+</text:span><text:span text:style-name="T32">" "</text:span><text:span text:style-name="T2">+_fname)</text:span></text:p>
      <text:p text:style-name="P19"><text:span text:style-name="T10"><text:tab/><text:tab/></text:span><text:span text:style-name="T11">o/p—sai lokesh</text:span></text:p>
      <text:p text:style-name="P21"><text:span text:style-name="T14">4.</text:span><text:span text:style-name="T11">Write a Python program to display the examination schedule. (extract the date from exam_st_date).</text:span></text:p>
      <text:p text:style-name="P22"><text:span text:style-name="T11"><text:tab/><text:tab/>date</text:span><text:span text:style-name="T2">=(</text:span><text:span text:style-name="T39">17</text:span><text:span text:style-name="T2">,</text:span><text:span text:style-name="T39">11</text:span><text:span text:style-name="T2">,</text:span><text:span text:style-name="T39">2017</text:span><text:span text:style-name="T2">)</text:span></text:p>
      <text:p text:style-name="P22"><text:span text:style-name="T34"><text:tab/><text:tab/></text:span><text:span text:style-name="T38">print</text:span><text:span text:style-name="T30">(</text:span><text:span text:style-name="T33">"Exam Date : %d/%d/%d"</text:span><text:span text:style-name="T30">% date)</text:span></text:p>
      <text:p text:style-name="P23"><text:span text:style-name="T2"><text:tab/><text:tab/></text:span><text:span text:style-name="T23">o/p </text:span><text:span text:style-name="T24">– </text:span><text:span text:style-name="T15">11 / 12 / 2017</text:span></text:p>
      <text:p text:style-name="P41"><text:span text:style-name="T16">5.</text:span><text:span text:style-name="T11">Write a Python program to print the calendar of a given month and year.</text:span></text:p>
      <text:p text:style-name="P43"><text:span text:style-name="T11"><text:tab/><text:tab/></text:span><text:span text:style-name="T36">import</text:span><text:span text:style-name="T2"> calendar</text:span></text:p>
      <text:p text:style-name="P17"><text:span text:style-name="T2"><text:tab/><text:tab/>y = int(input(</text:span><text:span text:style-name="T32">'year:'</text:span><text:span text:style-name="T2">))</text:span></text:p>
      <text:p text:style-name="P17"><text:span text:style-name="T2"><text:tab/><text:tab/>m = int(input(</text:span><text:span text:style-name="T32">'month:'</text:span><text:span text:style-name="T2">))</text:span></text:p>
      <text:p text:style-name="P20"><text:span text:style-name="T34"><text:tab/><text:tab/>print</text:span><text:span text:style-name="T2"> (calendar.month(y,m))</text:span></text:p>
      <text:p text:style-name="P3"/>
      <text:p text:style-name="P3"/>
      <text:p text:style-name="P3"/>
      <text:p text:style-name="P3"/>
      <text:p text:style-name="P3"><text:soft-page-break/></text:p>
      <text:p text:style-name="P4"><text:span text:style-name="T17">6. </text:span><text:span text:style-name="T11">Write a Python program to print all even numbers from a given numbers list in the same order and stop the printing if any numbers that come after 237 in the sequence. </text:span></text:p>
      <text:p text:style-name="P4"><text:span text:style-name="T11"><text:tab/><text:tab/>Number = [</text:span><text:span text:style-name="T39">2</text:span><text:span text:style-name="T2">,</text:span><text:span text:style-name="T39">4</text:span><text:span text:style-name="T2">,</text:span><text:span text:style-name="T39">6</text:span><text:span text:style-name="T2">,</text:span><text:span text:style-name="T39">8</text:span><text:span text:style-name="T2">,</text:span><text:span text:style-name="T39">10</text:span><text:span text:style-name="T2">]</text:span></text:p>
      <text:p text:style-name="P4"><text:span text:style-name="T34"><text:tab/><text:tab/>for</text:span><text:span text:style-name="T2"> x </text:span><text:span text:style-name="T34">in</text:span><text:span text:style-name="T2"> <text:s/>number:</text:span></text:p>
      <text:p text:style-name="P4"><text:span text:style-name="T2"><text:s text:c="4"/><text:tab/><text:tab/></text:span><text:span text:style-name="T38">if</text:span><text:span text:style-name="T30"> x ==</text:span><text:span text:style-name="T40">8</text:span><text:span text:style-name="T30">:</text:span></text:p>
      <text:p text:style-name="P11"><text:span text:style-name="T2"><text:s text:c="8"/><text:tab/><text:tab/></text:span><text:span text:style-name="T34">break</text:span></text:p>
      <text:p text:style-name="P11"><text:span text:style-name="T2"><text:s text:c="4"/><text:tab/><text:tab/></text:span><text:span text:style-name="T34">elif</text:span><text:span text:style-name="T2"> x % </text:span><text:span text:style-name="T39">2</text:span><text:span text:style-name="T2">==</text:span><text:span text:style-name="T39">0</text:span><text:span text:style-name="T2">:</text:span></text:p>
      <text:p text:style-name="P4"><text:span text:style-name="T2"><text:s text:c="3"/><text:tab/> <text:tab/> <text:s text:c="3"/></text:span><text:span text:style-name="T34">print</text:span><text:span text:style-name="T2">(x)</text:span></text:p>
      <text:p text:style-name="P10"><text:span text:style-name="T22"><text:tab/><text:tab/>O/P</text:span><text:span text:style-name="T21">—2,4,6</text:span></text:p>
      <text:p text:style-name="P34"/>
      <text:p text:style-name="P34"/>
      <text:p text:style-name="P44"><text:span text:style-name="T18">7.</text:span><text:span text:style-name="T10">Write a Python program to print out a set containing all the colors from color_list_1 which are not present in color_list_2.  </text:span></text:p>
      <text:p text:style-name="P44"><text:span text:style-name="T10"><text:tab/><text:tab/>list_1 = set([</text:span><text:span text:style-name="T32">"White"</text:span><text:span text:style-name="T2">,</text:span><text:span text:style-name="T32">"Black"</text:span><text:span text:style-name="T2">,</text:span><text:span text:style-name="T32">"Red"</text:span><text:span text:style-name="T2">])</text:span></text:p>
      <text:p text:style-name="P17"><text:span text:style-name="T2"><text:tab/><text:tab/>list_2 = set([</text:span><text:span text:style-name="T32">"Green"</text:span><text:span text:style-name="T2">,</text:span><text:span text:style-name="T32">"Red"</text:span><text:span text:style-name="T2">])</text:span></text:p>
      <text:p text:style-name="P24"><text:span text:style-name="T34"><text:tab/><text:tab/></text:span><text:span text:style-name="T38">print</text:span><text:span text:style-name="T30">(list_1.difference(list_2))</text:span></text:p>
      <text:p text:style-name="P24"><text:span text:style-name="T10"><text:tab/><text:tab/></text:span><text:span text:style-name="T12">O/P</text:span><text:span text:style-name="T13">--set(['White', 'Black'])</text:span></text:p>
      <text:p text:style-name="P14"/>
      <text:p text:style-name="P15">8.Write a Python program to sort files by date</text:p>
      <text:p text:style-name="P15"/>
      <text:p text:style-name="P15">9.Write a Python program to sum all the items in a list</text:p>
      <text:p text:style-name="P25"><text:span text:style-name="T13"><text:tab/></text:span><text:span text:style-name="T37">def</text:span><text:span text:style-name="T2"> </text:span><text:span text:style-name="T25">sum_total</text:span><text:span text:style-name="T2">(items):</text:span></text:p>
      <text:p text:style-name="P17"><text:span text:style-name="T2"><text:s text:c="4"/>sum_numbers=</text:span><text:span text:style-name="T39">0</text:span></text:p>
      <text:p text:style-name="P17"><text:span text:style-name="T2"><text:s text:c="4"/></text:span><text:span text:style-name="T34">for</text:span><text:span text:style-name="T2"> x </text:span><text:span text:style-name="T34">in</text:span><text:span text:style-name="T2"> items:</text:span></text:p>
      <text:p text:style-name="P12"><text:s text:c="8"/>sum_numbers =sum_numbers+x</text:p>
      <text:p text:style-name="P17"><text:span text:style-name="T2"><text:s text:c="4"/></text:span><text:span text:style-name="T34">return</text:span><text:span text:style-name="T2"> sum_numbers</text:span></text:p>
      <text:p text:style-name="P26"><text:span text:style-name="T34">print</text:span><text:span text:style-name="T2">(sum_total([</text:span><text:span text:style-name="T39">10</text:span><text:span text:style-name="T2">,</text:span><text:span text:style-name="T39">10</text:span><text:span text:style-name="T2">,</text:span><text:span text:style-name="T39">10</text:span><text:span text:style-name="T2">,</text:span><text:span text:style-name="T39">20</text:span><text:span text:style-name="T2">]))</text:span></text:p>
      <text:p text:style-name="P35"/>
      <text:p text:style-name="P45"><text:span text:style-name="T19">10.</text:span><text:span text:style-name="T10">Write a Python program to count the number of strings where the string length is 2 or more and the first and last character are same from a given list of strings.  </text:span></text:p>
      <text:p text:style-name="P47"><text:span text:style-name="T7"><text:tab/></text:span><text:span text:style-name="T5">list</text:span><text:span text:style-name="T2"> =[</text:span><text:span text:style-name="T32">'cloud'</text:span><text:span text:style-name="T2">,</text:span><text:span text:style-name="T32">'cloud'</text:span><text:span text:style-name="T2">,</text:span><text:span text:style-name="T32">'oppo'</text:span><text:span text:style-name="T2">,</text:span><text:span text:style-name="T32">'amrutha'</text:span><text:span text:style-name="T2">]</text:span></text:p>
      <text:p text:style-name="P32"><text:span text:style-name="T2">count = </text:span><text:span text:style-name="T39">0</text:span></text:p>
      <text:p text:style-name="P32"><text:span text:style-name="T34">for</text:span><text:span text:style-name="T2"> i </text:span><text:span text:style-name="T34">in</text:span><text:span text:style-name="T2"> list:</text:span></text:p>
      <text:p text:style-name="P32"><text:span text:style-name="T2"><text:s text:c="4"/></text:span><text:span text:style-name="T34">if</text:span><text:span text:style-name="T2"> len(i) &gt;</text:span><text:span text:style-name="T39">2</text:span><text:span text:style-name="T2"> </text:span><text:span text:style-name="T34">and</text:span><text:span text:style-name="T2"> i[</text:span><text:span text:style-name="T39">0</text:span><text:span text:style-name="T2">]==i[-</text:span><text:span text:style-name="T39">1</text:span><text:span text:style-name="T2">]:</text:span></text:p>
      <text:p text:style-name="P32"><text:span text:style-name="T2"><text:s text:c="8"/>count = count+</text:span><text:span text:style-name="T39">1</text:span></text:p>
      <text:p text:style-name="P27"><text:span text:style-name="T34">print</text:span><text:span text:style-name="T2">(count</text:span></text:p>
      <text:p text:style-name="P13">11.</text:p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46"><text:span text:style-name="T20">12.</text:span><text:span text:style-name="T10">Write a Python function that takes two lists and returns True if they have at least one common member</text:span></text:p>
      <text:p text:style-name="P28"><text:span text:style-name="T35">def</text:span><text:span text:style-name="T2"> </text:span><text:span text:style-name="T25">common_data</text:span><text:span text:style-name="T2">(list1,list2):</text:span></text:p>
      <text:p text:style-name="P32"><text:span text:style-name="T2"><text:s text:c="4"/>result = </text:span><text:span text:style-name="T34">False</text:span></text:p>
      <text:p text:style-name="P32"><text:span text:style-name="T2"><text:s text:c="4"/></text:span><text:span text:style-name="T34">for</text:span><text:span text:style-name="T2"> x </text:span><text:span text:style-name="T34">in</text:span><text:span text:style-name="T2"> list1:</text:span></text:p>
      <text:p text:style-name="P32"><text:span text:style-name="T2"><text:s text:c="8"/></text:span><text:span text:style-name="T34">for</text:span><text:span text:style-name="T2"> y </text:span><text:span text:style-name="T34">in</text:span><text:span text:style-name="T2"> list2:</text:span></text:p>
      <text:p text:style-name="P32"><text:span text:style-name="T2"><text:s text:c="12"/></text:span><text:span text:style-name="T34">if</text:span><text:span text:style-name="T2"> x==y:</text:span></text:p>
      <text:p text:style-name="P16"><text:s text:c="16"/></text:p>
      <text:p text:style-name="P32"><text:span text:style-name="T2"><text:s text:c="16"/>result = </text:span><text:span text:style-name="T34">True</text:span></text:p>
      <text:p text:style-name="P32"><text:span text:style-name="T2"><text:s text:c="16"/></text:span><text:span text:style-name="T34">return</text:span><text:span text:style-name="T2"> result</text:span></text:p>
      <text:p text:style-name="P32"><text:span text:style-name="T2"><text:s text:c="12"/></text:span><text:span text:style-name="T34">else</text:span><text:span text:style-name="T2">:</text:span></text:p>
      <text:p text:style-name="P32"><text:span text:style-name="T2"><text:s text:c="16"/></text:span><text:span text:style-name="T34">return</text:span><text:span text:style-name="T2"> </text:span><text:span text:style-name="T34">False</text:span></text:p>
      <text:p text:style-name="P28"><text:span text:style-name="T34">print</text:span><text:span text:style-name="T2">(common_data([</text:span><text:span text:style-name="T39">10</text:span><text:span text:style-name="T2">,</text:span><text:span text:style-name="T39">30</text:span><text:span text:style-name="T2">,</text:span><text:span text:style-name="T39">50</text:span><text:span text:style-name="T2">,</text:span><text:span text:style-name="T39">80</text:span><text:span text:style-name="T2">], [</text:span><text:span text:style-name="T39">20</text:span><text:span text:style-name="T2">,</text:span><text:span text:style-name="T39">40</text:span><text:span text:style-name="T2">,</text:span><text:span text:style-name="T39">60</text:span><text:span text:style-name="T2">,</text:span><text:span text:style-name="T39">80</text:span><text:span text:style-name="T2">]))</text:span></text:p>
      <text:p text:style-name="P37">13.</text:p>
      <text:p text:style-name="P38">14.</text:p>
      <text:p text:style-name="P39">15.</text:p>
      <text:p text:style-name="P39">16.</text:p>
      <text:p text:style-name="P39">17.Write a Python program to construct the following pattern, using a nested for loop.</text:p>
      <text:p text:style-name="P48"><text:span text:style-name="T8"><text:tab/></text:span><text:span text:style-name="T35">for</text:span><text:span text:style-name="T2"> i </text:span><text:span text:style-name="T34">in</text:span><text:span text:style-name="T2"> range(</text:span><text:span text:style-name="T39">0</text:span><text:span text:style-name="T2">,</text:span><text:span text:style-name="T39">7</text:span><text:span text:style-name="T2">,</text:span><text:span text:style-name="T39">1</text:span><text:span text:style-name="T2">):</text:span></text:p>
      <text:p text:style-name="P32"><text:span text:style-name="T2"><text:s text:c="4"/></text:span><text:span text:style-name="T34">for</text:span><text:span text:style-name="T2"> j </text:span><text:span text:style-name="T34">in</text:span><text:span text:style-name="T2"> range(</text:span><text:span text:style-name="T39">0</text:span><text:span text:style-name="T2">,i,+</text:span><text:span text:style-name="T39">1</text:span><text:span text:style-name="T2">):</text:span></text:p>
      <text:p text:style-name="P32"><text:span text:style-name="T2"><text:s text:c="8"/></text:span><text:span text:style-name="T34">print</text:span><text:span text:style-name="T32">'*'</text:span><text:span text:style-name="T2">,</text:span></text:p>
      <text:p text:style-name="P32"><text:span text:style-name="T2"><text:s text:c="4"/></text:span><text:span text:style-name="T34">print</text:span><text:span text:style-name="T32">""</text:span></text:p>
      <text:p text:style-name="P32"><text:span text:style-name="T34">for</text:span><text:span text:style-name="T2"> i </text:span><text:span text:style-name="T34">in</text:span><text:span text:style-name="T2"> range(</text:span><text:span text:style-name="T39">7</text:span><text:span text:style-name="T2">,</text:span><text:span text:style-name="T39">0</text:span><text:span text:style-name="T2">,-</text:span><text:span text:style-name="T39">1</text:span><text:span text:style-name="T2">):</text:span></text:p>
      <text:p text:style-name="P32"><text:span text:style-name="T2"><text:s text:c="4"/></text:span><text:span text:style-name="T34">for</text:span><text:span text:style-name="T2"> j </text:span><text:span text:style-name="T34">in</text:span><text:span text:style-name="T2"> range(</text:span><text:span text:style-name="T39">0</text:span><text:span text:style-name="T2">,i,+</text:span><text:span text:style-name="T39">1</text:span><text:span text:style-name="T2">):</text:span></text:p>
      <text:p text:style-name="P32"><text:span text:style-name="T2"><text:s text:c="8"/></text:span><text:span text:style-name="T34">print</text:span><text:span text:style-name="T32">"*"</text:span><text:span text:style-name="T2">,</text:span></text:p>
      <text:p text:style-name="P29"><text:span text:style-name="T2"><text:s text:c="4"/></text:span><text:span text:style-name="T34">print</text:span><text:span text:style-name="T32">""</text:span></text:p>
      <text:p text:style-name="P40">18.Write a Python program to count the number of even and odd numbers from a series of numbers.  </text:p>
      <text:p text:style-name="P49"><text:span text:style-name="T9"><text:tab/><text:tab/></text:span><text:span text:style-name="T6">list</text:span><text:span text:style-name="T2">=(</text:span><text:span text:style-name="T39">1</text:span><text:span text:style-name="T2">,</text:span><text:span text:style-name="T39">2</text:span><text:span text:style-name="T2">,</text:span><text:span text:style-name="T39">3</text:span><text:span text:style-name="T2">,</text:span><text:span text:style-name="T39">4</text:span><text:span text:style-name="T2">,</text:span><text:span text:style-name="T39">5</text:span><text:span text:style-name="T2">,</text:span><text:span text:style-name="T39">6</text:span><text:span text:style-name="T2">,</text:span><text:span text:style-name="T39">7</text:span><text:span text:style-name="T2">,</text:span><text:span text:style-name="T39">8</text:span><text:span text:style-name="T2">,</text:span><text:span text:style-name="T39">9</text:span><text:span text:style-name="T2">)</text:span></text:p>
      <text:p text:style-name="P32"><text:span text:style-name="T2">count_odd =</text:span><text:span text:style-name="T39">0</text:span></text:p>
      <text:p text:style-name="P32"><text:span text:style-name="T2">count_even = </text:span><text:span text:style-name="T39">0</text:span></text:p>
      <text:p text:style-name="P32"><text:span text:style-name="T34">for</text:span><text:span text:style-name="T2"> x </text:span><text:span text:style-name="T34">in</text:span><text:span text:style-name="T2"> </text:span><text:span text:style-name="T29">list</text:span><text:span text:style-name="T2">:</text:span></text:p>
      <text:p text:style-name="P32"><text:span text:style-name="T2"><text:s text:c="4"/></text:span><text:span text:style-name="T34">if</text:span><text:span text:style-name="T2"> </text:span><text:span text:style-name="T34">not</text:span><text:span text:style-name="T2"> x % </text:span><text:span text:style-name="T39">2</text:span><text:span text:style-name="T2">:</text:span></text:p>
      <text:p text:style-name="P32"><text:span text:style-name="T2"><text:s text:c="8"/>count_even+=</text:span><text:span text:style-name="T39">1</text:span></text:p>
      <text:p text:style-name="P32"><text:span text:style-name="T2"><text:s text:c="4"/></text:span><text:span text:style-name="T34">else</text:span><text:span text:style-name="T2">:</text:span></text:p>
      <text:p text:style-name="P32"><text:span text:style-name="T2"><text:s text:c="8"/>count_odd+=</text:span><text:span text:style-name="T39">1</text:span></text:p>
      <text:p text:style-name="P32"><text:span text:style-name="T34">print</text:span><text:span text:style-name="T32">"even :"</text:span><text:span text:style-name="T2">,count_even</text:span></text:p>
      <text:p text:style-name="P30"><text:span text:style-name="T34">print</text:span><text:span text:style-name="T32">"odd:"</text:span><text:span text:style-name="T2">,count_od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2:18:26.523000000</meta:creation-date>
    <dc:date>2017-10-23T17:14:39.077000000</dc:date>
    <meta:editing-duration>PT14H35M22S</meta:editing-duration>
    <meta:editing-cycles>44</meta:editing-cycles>
    <meta:generator>LibreOffice/5.3.2.2$Windows_X86_64 LibreOffice_project/6cd4f1ef626f15116896b1d8e1398b56da0d0ee1</meta:generator>
    <meta:document-statistic meta:table-count="0" meta:image-count="0" meta:object-count="0" meta:page-count="3" meta:paragraph-count="98" meta:word-count="448" meta:character-count="3160" meta:non-whitespace-character-count="2470"/>
  </office:meta>
</office:document-meta>
</file>